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5d3" officeooo:paragraph-rsid="000745d3"/>
    </style:style>
    <style:style style:name="P2" style:family="paragraph" style:parent-style-name="Standard">
      <style:text-properties officeooo:rsid="0008e97d" officeooo:paragraph-rsid="0008e97d"/>
    </style:style>
    <style:style style:name="P3" style:family="paragraph" style:parent-style-name="Standard">
      <style:text-properties officeooo:rsid="00098948" officeooo:paragraph-rsid="00098948"/>
    </style:style>
    <style:style style:name="P4" style:family="paragraph" style:parent-style-name="Standard">
      <style:text-properties officeooo:rsid="000a23d4" officeooo:paragraph-rsid="000a23d4"/>
    </style:style>
    <style:style style:name="P5" style:family="paragraph" style:parent-style-name="Standard">
      <style:text-properties officeooo:rsid="000f47d4" officeooo:paragraph-rsid="000f47d4"/>
    </style:style>
    <style:style style:name="P6" style:family="paragraph" style:parent-style-name="Standard">
      <style:text-properties officeooo:rsid="000f84ca" officeooo:paragraph-rsid="000f84ca"/>
    </style:style>
    <style:style style:name="P7" style:family="paragraph" style:parent-style-name="Standard">
      <style:text-properties fo:font-weight="bold" officeooo:rsid="000745d3" officeooo:paragraph-rsid="000745d3" style:font-weight-asian="bold" style:font-weight-complex="bold"/>
    </style:style>
    <style:style style:name="P8" style:family="paragraph" style:parent-style-name="Standard">
      <style:text-properties fo:font-weight="bold" officeooo:rsid="0008e97d" officeooo:paragraph-rsid="0008e97d" style:font-weight-asian="bold" style:font-weight-complex="bold"/>
    </style:style>
    <style:style style:name="P9" style:family="paragraph" style:parent-style-name="Standard">
      <style:text-properties fo:font-weight="bold" officeooo:rsid="0008e97d" officeooo:paragraph-rsid="00126cf2" style:font-weight-asian="bold" style:font-weight-complex="bold"/>
    </style:style>
    <style:style style:name="P10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1" style:family="paragraph" style:parent-style-name="Standard">
      <style:text-properties fo:font-weight="normal" officeooo:rsid="00126cf2" officeooo:paragraph-rsid="00127885" style:font-weight-asian="normal" style:font-weight-complex="normal"/>
    </style:style>
    <style:style style:name="P12" style:family="paragraph" style:parent-style-name="Standard">
      <style:text-properties fo:font-weight="normal" officeooo:rsid="00126cf2" officeooo:paragraph-rsid="001414ae" style:font-weight-asian="normal" style:font-weight-complex="normal"/>
    </style:style>
    <style:style style:name="P13" style:family="paragraph" style:parent-style-name="Standard">
      <style:text-properties fo:font-weight="normal" officeooo:rsid="0016f1e8" officeooo:paragraph-rsid="0016f1e8" style:font-weight-asian="normal" style:font-weight-complex="normal"/>
    </style:style>
    <style:style style:name="P14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5" style:family="paragraph" style:parent-style-name="Standard">
      <style:text-properties fo:font-weight="normal" officeooo:rsid="00126cf2" officeooo:paragraph-rsid="001c0ebc" style:font-weight-asian="normal" style:font-weight-complex="normal"/>
    </style:style>
    <style:style style:name="P16" style:family="paragraph" style:parent-style-name="Standard">
      <style:text-properties fo:font-weight="normal" officeooo:rsid="00126cf2" officeooo:paragraph-rsid="001f796d" style:font-weight-asian="normal" style:font-weight-complex="normal"/>
    </style:style>
    <style:style style:name="P17" style:family="paragraph" style:parent-style-name="Standard">
      <style:text-properties fo:font-weight="normal" officeooo:rsid="0016f1e8" officeooo:paragraph-rsid="001b5782" style:font-weight-asian="normal" style:font-weight-complex="normal"/>
    </style:style>
    <style:style style:name="T1" style:family="text">
      <style:text-properties officeooo:rsid="000bad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a5c9"/>
    </style:style>
    <style:style style:name="T4" style:family="text">
      <style:text-properties officeooo:rsid="00126cf2"/>
    </style:style>
    <style:style style:name="T5" style:family="text">
      <style:text-properties officeooo:rsid="00127885"/>
    </style:style>
    <style:style style:name="T6" style:family="text">
      <style:text-properties officeooo:rsid="001b5782"/>
    </style:style>
    <style:style style:name="T7" style:family="text">
      <style:text-properties officeooo:rsid="001c0ebc"/>
    </style:style>
    <style:style style:name="T8" style:family="text">
      <style:text-properties officeooo:rsid="001cd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CB111000_V<text:span text:style-name="T1">1/</text:span>2 test results</text:p>
      <text:p text:style-name="P1"/>
      <text:p text:style-name="P2"><text:span text:style-name="T2">Preliminary tests</text:span><text:tab/></text:p>
      <text:p text:style-name="P2">4 V1 and 4 V2 pcbs set up using</text:p>
      <text:p text:style-name="P2">8_UNO_AVR_Programmer_V3 and 5_Project_pcb_168_V2.30_Arduino_V2.</text:p>
      <text:p text:style-name="P2"/>
      <text:p text:style-name="P8">New <text:span text:style-name="T4">System </text:span>tests</text:p>
      <text:p text:style-name="P2"/>
      <text:p text:style-name="P5">Carried out on all <text:span text:style-name="T3">4 </text:span>V1 and <text:span text:style-name="T3">4 </text:span>V2 pcbs</text:p>
      <text:p text:style-name="P2"/>
      <text:p text:style-name="P2">Use 5_Project_pcb_168_V2.30_Arduino_V2 to reload the mini-OS </text:p>
      <text:p text:style-name="P2"/>
      <text:p text:style-name="P2">Step 1<text:tab/>Load <text:s/>5_Project_pcb_168_V2.30_Arduino_V2 onto the Atmega 168</text:p>
      <text:p text:style-name="P2">Step 2<text:tab/>Reload the on-chip strings</text:p>
      <text:p text:style-name="P2">Step 3 Reload the Hello world strings</text:p>
      <text:p text:style-name="P2">Step 4<text:tab/>Reload the mini-OS and bootloader</text:p>
      <text:p text:style-name="P3">Step 5 Recalibrate the Atmega328</text:p>
      <text:p text:style-name="P4">Step 6 Run the bootloader and load 3_Division_subroutine check all display segments</text:p>
      <text:p text:style-name="P4">Step 7 Load Example 9E</text:p>
      <text:p text:style-name="P4"><text:tab/>Check Version data</text:p>
      <text:p text:style-name="P4"><text:tab/>SW information</text:p>
      <text:p text:style-name="P4"><text:tab/>Hello world read out</text:p>
      <text:p text:style-name="P4"><text:tab/>Default program</text:p>
      <text:p text:style-name="P4"><text:tab/><text:span text:style-name="T1">9E program</text:span></text:p>
      <text:p text:style-name="P4"/>
      <text:p text:style-name="P6">Display brightness control tested:<text:tab/>Control is week!</text:p>
      <text:p text:style-name="P4"/>
      <text:p text:style-name="P4"/>
      <text:p text:style-name="P9"><text:span text:style-name="T4">Project </text:span>tests</text:p>
      <text:p text:style-name="P9"/>
      <text:p text:style-name="P15">Recompile all <text:span text:style-name="T7">the following examples:</text:span></text:p>
      <text:p text:style-name="P15"><text:tab/>1_first_project and 2_Receiver_Transmitter_Basic examples</text:p>
      <text:p text:style-name="P15"><text:tab/>2_Receiver_Transmitter_Basic</text:p>
      <text:p text:style-name="P13"><text:tab/>3_Interrupts_and_switches examples</text:p>
      <text:p text:style-name="P10"><text:tab/>4_binary_and_bit_operations</text:p>
      <text:p text:style-name="P10"/>
      <text:p text:style-name="P10"/>
      <text:p text:style-name="P11">1_first_project <text:span text:style-name="T5">examples <text:tab/><text:tab/>tested on PCB111000_V2:1 (CA)</text:span></text:p>
      <text:p text:style-name="P12">2_Receiver_Transmitter_Basic <text:tab/><text:span text:style-name="T5">tested on PCB111000_V2:1 (CA)</text:span></text:p>
      <text:p text:style-name="P17">3_Interrupts_and_switches <text:tab/><text:tab/><text:span text:style-name="T6">All tested on PCB111000_V2:1 (CA)</text:span></text:p>
      <text:p text:style-name="P17"/>
      <text:p text:style-name="P16">4_binary_and_bit_operations<text:tab/><text:tab/><text:span text:style-name="T6">All tested on PCB111000_V2:1 (C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1:47:45.006000000</meta:creation-date>
    <meta:generator>LibreOffice/6.2.8.2$Windows_X86_64 LibreOffice_project/f82ddfca21ebc1e222a662a32b25c0c9d20169ee</meta:generator>
    <dc:date>2023-09-22T20:08:21.041000000</dc:date>
    <meta:editing-duration>PT12H23M56S</meta:editing-duration>
    <meta:editing-cycles>17</meta:editing-cycles>
    <meta:document-statistic meta:table-count="0" meta:image-count="0" meta:object-count="0" meta:page-count="1" meta:paragraph-count="30" meta:word-count="144" meta:character-count="1138" meta:non-whitespace-character-count="1006"/>
  </office:meta>
</office:document-meta>
</file>